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49cm"/>
    </style:style>
    <style:style style:name="co9" style:family="table-column">
      <style:table-column-properties fo:break-before="auto" style:column-width="1.787cm"/>
    </style:style>
    <style:style style:name="co10" style:family="table-column">
      <style:table-column-properties fo:break-before="auto" style:column-width="1.6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3.711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161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2.566cm"/>
    </style:style>
    <style:style style:name="co18" style:family="table-column">
      <style:table-column-properties fo:break-before="auto" style:column-width="0.642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887cm" fo:break-before="auto" style:use-optimal-row-height="false"/>
    </style:style>
    <style:style style:name="ro7" style:family="table-row">
      <style:table-row-properties style:row-height="0.7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dddddd"/>
    </style:style>
    <style:style style:name="ce36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cc99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b85c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784b04"/>
    </style:style>
    <style:style style:name="ce16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5ce"/>
    </style:style>
    <style:style style:name="ce19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3333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cm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3333ff" fo:font-weight="bold" style:font-weight-asian="bold" style:font-weight-complex="bold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ff3333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cm"/>
    </style:style>
    <style:style style:name="ce33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start" fo:margin-left="0cm"/>
    </style:style>
    <style:style style:name="ce34" style:family="table-cell" style:parent-style-name="Default" style:data-style-name="N2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U8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/>
          <table:table-cell table:style-name="ce36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4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t mm</text:p>
          </table:table-cell>
          <table:table-cell table:style-name="ce7" office:value-type="string" calcext:value-type="string">
            <text:p>kg/m2</text:p>
          </table:table-cell>
          <table:table-cell table:style-name="ce7" office:value-type="string" calcext:value-type="string">
            <text:p>chf/m2</text:p>
          </table:table-cell>
          <table:table-cell table:style-name="ce7" table:number-columns-repeated="2"/>
          <table:table-cell table:number-columns-repeated="2"/>
          <table:table-cell table:style-name="ce27"/>
          <table:table-cell table:number-columns-repeated="8"/>
        </table:table-row>
        <table:table-row-group>
          <table:table-row table:style-name="ro1">
            <table:table-cell table:number-columns-repeated="4"/>
            <table:table-cell table:style-name="ce8" office:value-type="string" calcext:value-type="string">
              <text:p>0-000-000</text:p>
            </table:table-cell>
            <table:table-cell table:style-name="ce20" office:value-type="string" calcext:value-type="string">
              <text:p>SAMPLE</text:p>
            </table:table-cell>
            <table:table-cell table:style-name="ce20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9" office:value-type="string" calcext:value-type="string">
              <text:p>3-463-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20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0" office:value-type="string" calcext:value-type="string">
              <text:p>3-463-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20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17.95" calcext:value-type="float">
              <text:p>17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1" office:value-type="string" calcext:value-type="string">
              <text:p>3-463-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20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29.95" calcext:value-type="float">
              <text:p>29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2" office:value-type="string" calcext:value-type="string">
              <text:p>3-463-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20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3" office:value-type="string" calcext:value-type="string">
              <text:p>3-463-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20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3" office:value-type="string" calcext:value-type="string">
              <text:p>Rohspan-V20-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20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14" office:value-type="string" calcext:value-type="string">
              <text:p>3-463-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20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2.25" calcext:value-type="float">
              <text:p>12.25</text:p>
            </table:table-cell>
            <table:table-cell table:number-columns-repeated="2"/>
            <table:table-cell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5" office:value-type="string" calcext:value-type="string">
              <text:p>3-469-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20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49.45" calcext:value-type="float">
              <text:p>49.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5" office:value-type="string" calcext:value-type="string">
              <text:p>3-890-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20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6" office:value-type="string" calcext:value-type="string">
              <text:p>SB1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20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45.95" calcext:value-type="float">
              <text:p>45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7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20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8" office:value-type="string" calcext:value-type="string">
              <text:p>3-227-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20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4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9" office:value-type="string" calcext:value-type="string">
              <text:p>hf_roh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20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7.95" calcext:value-type="float">
              <text:p>7.95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19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20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23" office:value-type="float" office:value="9.95" calcext:value-type="float">
              <text:p>9.95</text:p>
            </table:table-cell>
            <table:table-cell table:number-columns-repeated="13"/>
          </table:table-row>
        </table:table-row-group>
        <table:table-row table:style-name="ro1" table:number-rows-repeated="2">
          <table:table-cell table:number-columns-repeated="22"/>
        </table:table-row>
        <table:table-row table:style-name="ro3">
          <table:table-cell table:style-name="ce1"/>
          <table:table-cell table:style-name="ce36" office:value-type="string" calcext:value-type="string">
            <text:p>1001_keyboard_assembl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2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2];[.$E$4:.$I$18];3;0 )" office:value-type="float" office:value="12" calcext:value-type="float">
            <text:p>12</text:p>
          </table:table-cell>
          <table:table-cell table:style-name="ce6" table:formula="of:=VLOOKUP([.$E22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22]*[.J22]*1 +[.I22]*1*[.K22] +1*[.J22]*[.K22] )/1000/1000*[.C22]" office:value-type="float" office:value="0" calcext:value-type="float">
            <text:p>0.00</text:p>
          </table:table-cell>
          <table:table-cell table:style-name="ce32" table:formula="of:=VLOOKUP([.$E22];[.$E$4:.$I$18];4; 0)" office:value-type="float" office:value="8.76" calcext:value-type="float">
            <text:p>8.76</text:p>
          </table:table-cell>
          <table:table-cell table:style-name="ce32" table:formula="of:=VLOOKUP([.$E22];[.$E$4:.$I$18];5;0 )" office:value-type="float" office:value="49.45" calcext:value-type="float">
            <text:p>49.45</text:p>
          </table:table-cell>
          <table:table-cell table:style-name="ce31" table:formula="of:=+[.O22]*[.P22]" office:value-type="float" office:value="0" calcext:value-type="float">
            <text:p>0.00</text:p>
          </table:table-cell>
          <table:table-cell table:style-name="ce31" table:formula="of:=+[.Q22]*[.O22]" office:value-type="float" office:value="0" calcext:value-type="float">
            <text:p>0.0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3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3];[.$E$4:.$I$18];3;0 )" office:value-type="float" office:value="12" calcext:value-type="float">
            <text:p>12</text:p>
          </table:table-cell>
          <table:table-cell table:style-name="ce6" table:formula="of:=VLOOKUP([.$E23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  <table:table-cell table:style-name="ce24" office:value-type="string" calcext:value-type="string">
            <text:p>POS 3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23]*[.J23]*1 +[.I23]*1*[.K23] +1*[.J23]*[.K23] )/1000/1000*[.C23]" office:value-type="float" office:value="0" calcext:value-type="float">
            <text:p>0.00</text:p>
          </table:table-cell>
          <table:table-cell table:style-name="ce32" table:formula="of:=VLOOKUP([.$E23];[.$E$4:.$I$18];4; 0)" office:value-type="float" office:value="8.76" calcext:value-type="float">
            <text:p>8.76</text:p>
          </table:table-cell>
          <table:table-cell table:style-name="ce32" table:formula="of:=VLOOKUP([.$E23];[.$E$4:.$I$18];5;0 )" office:value-type="float" office:value="49.45" calcext:value-type="float">
            <text:p>49.45</text:p>
          </table:table-cell>
          <table:table-cell table:style-name="ce31" table:formula="of:=+[.O23]*[.P23]" office:value-type="float" office:value="0" calcext:value-type="float">
            <text:p>0.00</text:p>
          </table:table-cell>
          <table:table-cell table:style-name="ce31" table:formula="of:=+[.Q23]*[.O23]" office:value-type="float" office:value="0" calcext:value-type="float">
            <text:p>0.00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4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4];[.$E$4:.$I$18];3;0 )" office:value-type="float" office:value="12" calcext:value-type="float">
            <text:p>12</text:p>
          </table:table-cell>
          <table:table-cell table:style-name="ce6" table:formula="of:=VLOOKUP([.$E24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4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24]*[.J24]*1 +[.I24]*1*[.K24] +1*[.J24]*[.K24] )/1000/1000*[.C24]" office:value-type="float" office:value="0" calcext:value-type="float">
            <text:p>0.00</text:p>
          </table:table-cell>
          <table:table-cell table:style-name="ce32" table:formula="of:=VLOOKUP([.$E24];[.$E$4:.$I$18];4; 0)" office:value-type="float" office:value="8.76" calcext:value-type="float">
            <text:p>8.76</text:p>
          </table:table-cell>
          <table:table-cell table:style-name="ce32" table:formula="of:=VLOOKUP([.$E24];[.$E$4:.$I$18];5;0 )" office:value-type="float" office:value="49.45" calcext:value-type="float">
            <text:p>49.45</text:p>
          </table:table-cell>
          <table:table-cell table:style-name="ce31" table:formula="of:=+[.O24]*[.P24]" office:value-type="float" office:value="0" calcext:value-type="float">
            <text:p>0.00</text:p>
          </table:table-cell>
          <table:table-cell table:style-name="ce31" table:formula="of:=+[.Q24]*[.O24]" office:value-type="float" office:value="0" calcext:value-type="float">
            <text:p>0.00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5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5];[.$E$4:.$I$18];3;0 )" office:value-type="float" office:value="12" calcext:value-type="float">
            <text:p>12</text:p>
          </table:table-cell>
          <table:table-cell table:style-name="ce6" table:formula="of:=VLOOKUP([.$E25];[.$E$4:.$I$18];4; 0)" office:value-type="float" office:value="8.76" calcext:value-type="float">
            <text:p>8.76</text:p>
          </table:table-cell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5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25]*[.J25]*1 +[.I25]*1*[.K25] +1*[.J25]*[.K25] )/1000/1000*[.C25]" office:value-type="float" office:value="0" calcext:value-type="float">
            <text:p>0.00</text:p>
          </table:table-cell>
          <table:table-cell table:style-name="ce32" table:formula="of:=VLOOKUP([.$E25];[.$E$4:.$I$18];4; 0)" office:value-type="float" office:value="8.76" calcext:value-type="float">
            <text:p>8.76</text:p>
          </table:table-cell>
          <table:table-cell table:style-name="ce32" table:formula="of:=VLOOKUP([.$E25];[.$E$4:.$I$18];5;0 )" office:value-type="float" office:value="49.45" calcext:value-type="float">
            <text:p>49.45</text:p>
          </table:table-cell>
          <table:table-cell table:style-name="ce31" table:formula="of:=+[.O25]*[.P25]" office:value-type="float" office:value="0" calcext:value-type="float">
            <text:p>0.00</text:p>
          </table:table-cell>
          <table:table-cell table:style-name="ce31" table:formula="of:=+[.Q25]*[.O25]" office:value-type="float" office:value="0" calcext:value-type="float">
            <text:p>0.00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8" office:value-type="string" calcext:value-type="string">
            <text:p>3-227-666</text:p>
          </table:table-cell>
          <table:table-cell table:style-name="ce20" office:value-type="string" calcext:value-type="string">
            <text:p>Acrylglas eben glattgrau 3 mm 50x25 cm</text:p>
          </table:table-cell>
          <table:table-cell table:style-name="ce20" table:formula="of:=VLOOKUP([.$E26];[.$E$4:.$I$18];3;0 )" office:value-type="float" office:value="2" calcext:value-type="float">
            <text:p>2</text:p>
          </table:table-cell>
          <table:table-cell table:style-name="ce6" table:formula="of:=VLOOKUP([.$E26];[.$E$4:.$I$18];4; 0)" office:value-type="float" office:value="1.2" calcext:value-type="float">
            <text:p>1.2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24" office:value-type="string" calcext:value-type="string">
            <text:p>POS 2</text:p>
          </table:table-cell>
          <table:table-cell table:style-name="ce24" table:number-columns-repeated="2"/>
          <table:table-cell table:style-name="ce31" table:formula="of:=+[.I26]*[.J26]/1000/1000*[.C26]" office:value-type="float" office:value="0" calcext:value-type="float">
            <text:p>0.00</text:p>
          </table:table-cell>
          <table:table-cell table:style-name="ce32" table:formula="of:=VLOOKUP([.$E26];[.$E$4:.$I$18];4; 0)" office:value-type="float" office:value="1.2" calcext:value-type="float">
            <text:p>1.2</text:p>
          </table:table-cell>
          <table:table-cell table:style-name="ce32" table:formula="of:=VLOOKUP([.$E26];[.$E$4:.$I$18];5;0 )" office:value-type="float" office:value="63.2" calcext:value-type="float">
            <text:p>63.2</text:p>
          </table:table-cell>
          <table:table-cell table:style-name="ce31" table:formula="of:=+[.O26]*[.P26]" office:value-type="float" office:value="0" calcext:value-type="float">
            <text:p>0.00</text:p>
          </table:table-cell>
          <table:table-cell table:style-name="ce31" table:formula="of:=+[.Q26]*[.O26]" office:value-type="float" office:value="0" calcext:value-type="float">
            <text:p>0.00</text:p>
          </table:table-cell>
          <table:table-cell table:number-columns-repeated="3"/>
        </table:table-row>
        <table:table-row table:style-name="ro4">
          <table:table-cell table:number-columns-repeated="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8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8];[.$E$4:.$I$18];3;0 )" office:value-type="float" office:value="12" calcext:value-type="float">
            <text:p>12</text:p>
          </table:table-cell>
          <table:table-cell table:style-name="ce6" table:formula="of:=VLOOKUP([.$E28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28]*[.J28]*1 +[.I28]*1*[.K28] +1*[.J28]*[.K28] )/1000/1000*[.C28]" office:value-type="float" office:value="0.08892" calcext:value-type="float">
            <text:p>0.09</text:p>
          </table:table-cell>
          <table:table-cell table:style-name="ce32" table:formula="of:=VLOOKUP([.$E28];[.$E$4:.$I$18];4; 0)" office:value-type="float" office:value="8.76" calcext:value-type="float">
            <text:p>8.76</text:p>
          </table:table-cell>
          <table:table-cell table:style-name="ce32" table:formula="of:=VLOOKUP([.$E28];[.$E$4:.$I$18];5;0 )" office:value-type="float" office:value="49.45" calcext:value-type="float">
            <text:p>49.45</text:p>
          </table:table-cell>
          <table:table-cell table:style-name="ce31" table:formula="of:=+[.O28]*[.P28]" office:value-type="float" office:value="0.7789392" calcext:value-type="float">
            <text:p>0.78</text:p>
          </table:table-cell>
          <table:table-cell table:style-name="ce31" table:formula="of:=+[.Q28]*[.O28]" office:value-type="float" office:value="4.397094" calcext:value-type="float">
            <text:p>4.4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9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9];[.$E$4:.$I$18];3;0 )" office:value-type="float" office:value="12" calcext:value-type="float">
            <text:p>12</text:p>
          </table:table-cell>
          <table:table-cell table:style-name="ce6" table:formula="of:=VLOOKUP([.$E29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  <table:table-cell table:style-name="ce24" office:value-type="string" calcext:value-type="string">
            <text:p>POS 4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29]*[.J29]*1 +[.I29]*1*[.K29] +1*[.J29]*[.K29] )/1000/1000*[.C29]" office:value-type="float" office:value="0.05434" calcext:value-type="float">
            <text:p>0.05</text:p>
          </table:table-cell>
          <table:table-cell table:style-name="ce32" table:formula="of:=VLOOKUP([.$E29];[.$E$4:.$I$18];4; 0)" office:value-type="float" office:value="8.76" calcext:value-type="float">
            <text:p>8.76</text:p>
          </table:table-cell>
          <table:table-cell table:style-name="ce32" table:formula="of:=VLOOKUP([.$E29];[.$E$4:.$I$18];5;0 )" office:value-type="float" office:value="49.45" calcext:value-type="float">
            <text:p>49.45</text:p>
          </table:table-cell>
          <table:table-cell table:style-name="ce31" table:formula="of:=+[.O29]*[.P29]" office:value-type="float" office:value="0.4760184" calcext:value-type="float">
            <text:p>0.48</text:p>
          </table:table-cell>
          <table:table-cell table:style-name="ce31" table:formula="of:=+[.Q29]*[.O29]" office:value-type="float" office:value="2.687113" calcext:value-type="float">
            <text:p>2.69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30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30];[.$E$4:.$I$18];3;0 )" office:value-type="float" office:value="12" calcext:value-type="float">
            <text:p>12</text:p>
          </table:table-cell>
          <table:table-cell table:style-name="ce6" table:formula="of:=VLOOKUP([.$E30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  <table:table-cell table:style-name="ce24" office:value-type="string" calcext:value-type="string">
            <text:p>POS 3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30]*[.J30]*1 +[.I30]*1*[.K30] +1*[.J30]*[.K30] )/1000/1000*[.C30]" office:value-type="float" office:value="0.068172" calcext:value-type="float">
            <text:p>0.07</text:p>
          </table:table-cell>
          <table:table-cell table:style-name="ce32" table:formula="of:=VLOOKUP([.$E30];[.$E$4:.$I$18];4; 0)" office:value-type="float" office:value="8.76" calcext:value-type="float">
            <text:p>8.76</text:p>
          </table:table-cell>
          <table:table-cell table:style-name="ce32" table:formula="of:=VLOOKUP([.$E30];[.$E$4:.$I$18];5;0 )" office:value-type="float" office:value="45.95" calcext:value-type="float">
            <text:p>45.95</text:p>
          </table:table-cell>
          <table:table-cell table:style-name="ce31" table:formula="of:=+[.O30]*[.P30]" office:value-type="float" office:value="0.59718672" calcext:value-type="float">
            <text:p>0.60</text:p>
          </table:table-cell>
          <table:table-cell table:style-name="ce31" table:formula="of:=+[.Q30]*[.O30]" office:value-type="float" office:value="3.1325034" calcext:value-type="float">
            <text:p>3.13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31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31];[.$E$4:.$I$18];3;0 )" office:value-type="float" office:value="12" calcext:value-type="float">
            <text:p>12</text:p>
          </table:table-cell>
          <table:table-cell table:style-name="ce6" table:formula="of:=VLOOKUP([.$E31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5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31]*[.J31]*1 +[.I31]*1*[.K31] +1*[.J31]*[.K31] )/1000/1000*[.C31]" office:value-type="float" office:value="0.0494" calcext:value-type="float">
            <text:p>0.05</text:p>
          </table:table-cell>
          <table:table-cell table:style-name="ce32" table:formula="of:=VLOOKUP([.$E31];[.$E$4:.$I$18];4; 0)" office:value-type="float" office:value="8.76" calcext:value-type="float">
            <text:p>8.76</text:p>
          </table:table-cell>
          <table:table-cell table:style-name="ce32" table:formula="of:=VLOOKUP([.$E31];[.$E$4:.$I$18];5;0 )" office:value-type="float" office:value="45.95" calcext:value-type="float">
            <text:p>45.95</text:p>
          </table:table-cell>
          <table:table-cell table:style-name="ce31" table:formula="of:=+[.O31]*[.P31]" office:value-type="float" office:value="0.432744" calcext:value-type="float">
            <text:p>0.43</text:p>
          </table:table-cell>
          <table:table-cell table:style-name="ce31" table:formula="of:=+[.Q31]*[.O31]" office:value-type="float" office:value="2.26993" calcext:value-type="float">
            <text:p>2.27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8" office:value-type="string" calcext:value-type="string">
            <text:p>3-227-666</text:p>
          </table:table-cell>
          <table:table-cell table:style-name="ce20" office:value-type="string" calcext:value-type="string">
            <text:p>Acrylglas eben glattgrau 3 mm 50x25 cm</text:p>
          </table:table-cell>
          <table:table-cell table:style-name="ce20" table:formula="of:=VLOOKUP([.$E32];[.$E$4:.$I$18];3;0 )" office:value-type="float" office:value="2" calcext:value-type="float">
            <text:p>2</text:p>
          </table:table-cell>
          <table:table-cell table:style-name="ce6" table:formula="of:=VLOOKUP([.$E32];[.$E$4:.$I$18];4; 0)" office:value-type="float" office:value="1.2" calcext:value-type="float">
            <text:p>1.2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24" office:value-type="string" calcext:value-type="string">
            <text:p>POS 2</text:p>
          </table:table-cell>
          <table:table-cell table:style-name="ce24" table:number-columns-repeated="2"/>
          <table:table-cell table:style-name="ce31" table:formula="of:=+[.I32]*[.J32]/1000/1000*[.C32]" office:value-type="float" office:value="0" calcext:value-type="float">
            <text:p>0.00</text:p>
          </table:table-cell>
          <table:table-cell table:style-name="ce32" table:formula="of:=VLOOKUP([.$E32];[.$E$4:.$I$18];4; 0)" office:value-type="float" office:value="1.2" calcext:value-type="float">
            <text:p>1.2</text:p>
          </table:table-cell>
          <table:table-cell table:style-name="ce32" table:formula="of:=VLOOKUP([.$E32];[.$E$4:.$I$18];5;0 )" office:value-type="float" office:value="63.2" calcext:value-type="float">
            <text:p>63.2</text:p>
          </table:table-cell>
          <table:table-cell table:style-name="ce31" table:formula="of:=+[.O32]*[.P32]" office:value-type="float" office:value="0" calcext:value-type="float">
            <text:p>0.00</text:p>
          </table:table-cell>
          <table:table-cell table:style-name="ce31" table:formula="of:=+[.Q32]*[.O32]" office:value-type="float" office:value="0" calcext:value-type="float">
            <text:p>0.00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2"/>
          <table:table-cell table:style-name="ce24" table:number-columns-repeated="5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22:.R34])" office:value-type="float" office:value="2.28488832" calcext:value-type="float">
            <text:p>2.28</text:p>
          </table:table-cell>
          <table:table-cell table:style-name="ce33" table:formula="of:=+SUM([.S22:.S34])" office:value-type="float" office:value="12.4866404" calcext:value-type="float">
            <text:p>12.49</text:p>
          </table:table-cell>
          <table:table-cell/>
        </table:table-row>
        <table:table-row table:style-name="ro4" table:number-rows-repeated="3">
          <table:table-cell table:number-columns-repeated="22"/>
        </table:table-row>
        <table:table-row table:style-name="ro5">
          <table:table-cell table:style-name="ce1"/>
          <table:table-cell table:style-name="ce36" office:value-type="string" calcext:value-type="string">
            <text:p>400_ASM_Bod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table:number-columns-repeated="2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1" office:value-type="string" calcext:value-type="string">
            <text:p>3-463-543</text:p>
          </table:table-cell>
          <table:table-cell table:style-name="ce20" table:formula="of:=VLOOKUP([.$E40];[.$E$4:.$I$18];2;0 )" office:value-type="string" office:string-value="Oecoplan Span schwartz 19 mm " calcext:value-type="string">
            <text:p>Oecoplan Span schwartz 19 mm </text:p>
          </table:table-cell>
          <table:table-cell table:style-name="ce20" table:formula="of:=VLOOKUP([.$E40];[.$E$4:.$I$18];3;0 )" office:value-type="float" office:value="19" calcext:value-type="float">
            <text:p>19</text:p>
          </table:table-cell>
          <table:table-cell table:style-name="ce6" table:formula="of:=VLOOKUP([.$E40];[.$E$4:.$I$18];4; 0)" office:value-type="float" office:value="12.6" calcext:value-type="float">
            <text:p>12.6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00" calcext:value-type="float">
            <text:p>60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0]*[.J40]*1 +[.I40]*1*[.K40] +1*[.J40]*[.K40] )/1000/1000*[.C40]" office:value-type="float" office:value="0.6" calcext:value-type="float">
            <text:p>0.60</text:p>
          </table:table-cell>
          <table:table-cell table:style-name="ce32" table:formula="of:=VLOOKUP([.$E40];[.$E$4:.$I$18];4; 0)" office:value-type="float" office:value="12.6" calcext:value-type="float">
            <text:p>12.6</text:p>
          </table:table-cell>
          <table:table-cell table:style-name="ce32" table:formula="of:=VLOOKUP([.$E40];[.$E$4:.$I$18];5;0 )" office:value-type="float" office:value="29.95" calcext:value-type="float">
            <text:p>29.95</text:p>
          </table:table-cell>
          <table:table-cell table:style-name="ce31" table:formula="of:=+[.O40]*[.P40]" office:value-type="float" office:value="7.56" calcext:value-type="float">
            <text:p>7.56</text:p>
          </table:table-cell>
          <table:table-cell table:style-name="ce31" table:formula="of:=+[.Q40]*[.O40]" office:value-type="float" office:value="17.97" calcext:value-type="float">
            <text:p>17.97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1" office:value-type="string" calcext:value-type="string">
            <text:p>3-463-543</text:p>
          </table:table-cell>
          <table:table-cell table:style-name="ce20" table:formula="of:=VLOOKUP([.$E41];[.$E$4:.$I$18];2;0 )" office:value-type="string" office:string-value="Oecoplan Span schwartz 19 mm " calcext:value-type="string">
            <text:p>Oecoplan Span schwartz 19 mm </text:p>
          </table:table-cell>
          <table:table-cell table:style-name="ce20" table:formula="of:=VLOOKUP([.$E41];[.$E$4:.$I$18];3;0 )" office:value-type="float" office:value="19" calcext:value-type="float">
            <text:p>19</text:p>
          </table:table-cell>
          <table:table-cell table:style-name="ce6" table:formula="of:=VLOOKUP([.$E41];[.$E$4:.$I$18];4; 0)" office:value-type="float" office:value="12.6" calcext:value-type="float">
            <text:p>12.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1]*[.J41]*1 +[.I41]*1*[.K41] +1*[.J41]*[.K41] )/1000/1000*[.C41]" office:value-type="float" office:value="0.08645" calcext:value-type="float">
            <text:p>0.09</text:p>
          </table:table-cell>
          <table:table-cell table:style-name="ce32" table:formula="of:=VLOOKUP([.$E41];[.$E$4:.$I$18];4; 0)" office:value-type="float" office:value="12.6" calcext:value-type="float">
            <text:p>12.6</text:p>
          </table:table-cell>
          <table:table-cell table:style-name="ce32" table:formula="of:=VLOOKUP([.$E41];[.$E$4:.$I$18];5;0 )" office:value-type="float" office:value="29.95" calcext:value-type="float">
            <text:p>29.95</text:p>
          </table:table-cell>
          <table:table-cell table:style-name="ce31" table:formula="of:=+[.O41]*[.P41]" office:value-type="float" office:value="1.08927" calcext:value-type="float">
            <text:p>1.09</text:p>
          </table:table-cell>
          <table:table-cell table:style-name="ce31" table:formula="of:=+[.Q41]*[.O41]" office:value-type="float" office:value="2.5891775" calcext:value-type="float">
            <text:p>2.59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office:value-type="string" calcext:value-type="string">
            <text:p>3-463-143</text:p>
          </table:table-cell>
          <table:table-cell table:style-name="ce20" table:formula="of:=VLOOKUP([.$E42];[.$E$4:.$I$18];2;0 )" office:value-type="string" office:string-value="Oecoplan Rohspan V20 16 mm" calcext:value-type="string">
            <text:p>Oecoplan Rohspan V20 16 mm</text:p>
          </table:table-cell>
          <table:table-cell table:style-name="ce20" table:formula="of:=VLOOKUP([.$E42];[.$E$4:.$I$18];3;0 )" office:value-type="float" office:value="16" calcext:value-type="float">
            <text:p>16</text:p>
          </table:table-cell>
          <table:table-cell table:style-name="ce6" table:formula="of:=VLOOKUP([.$E42];[.$E$4:.$I$18];4; 0)" office:value-type="float" office:value="10.4" calcext:value-type="float">
            <text:p>10.4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460" calcext:value-type="float">
            <text:p>46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2]*[.J42]*1 +[.I42]*1*[.K42] +1*[.J42]*[.K42] )/1000/1000*[.C42]" office:value-type="float" office:value="0.22724" calcext:value-type="float">
            <text:p>0.23</text:p>
          </table:table-cell>
          <table:table-cell table:style-name="ce32" table:formula="of:=VLOOKUP([.$E42];[.$E$4:.$I$18];4; 0)" office:value-type="float" office:value="10.4" calcext:value-type="float">
            <text:p>10.4</text:p>
          </table:table-cell>
          <table:table-cell table:style-name="ce32" table:formula="of:=VLOOKUP([.$E42];[.$E$4:.$I$18];5;0 )" office:value-type="float" office:value="12.25" calcext:value-type="float">
            <text:p>12.25</text:p>
          </table:table-cell>
          <table:table-cell table:style-name="ce31" table:formula="of:=+[.O42]*[.P42]" office:value-type="float" office:value="2.363296" calcext:value-type="float">
            <text:p>2.36</text:p>
          </table:table-cell>
          <table:table-cell table:style-name="ce31" table:formula="of:=+[.Q42]*[.O42]" office:value-type="float" office:value="2.78369" calcext:value-type="float">
            <text:p>2.78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43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43];[.$E$4:.$I$18];3;0 )" office:value-type="float" office:value="12" calcext:value-type="float">
            <text:p>12</text:p>
          </table:table-cell>
          <table:table-cell table:style-name="ce6" table:formula="of:=VLOOKUP([.$E43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3]*[.J43]*1 +[.I43]*1*[.K43] +1*[.J43]*[.K43] )/1000/1000*[.C43]" office:value-type="float" office:value="0.1976" calcext:value-type="float">
            <text:p>0.20</text:p>
          </table:table-cell>
          <table:table-cell table:style-name="ce32" table:formula="of:=VLOOKUP([.$E43];[.$E$4:.$I$18];4; 0)" office:value-type="float" office:value="8.76" calcext:value-type="float">
            <text:p>8.76</text:p>
          </table:table-cell>
          <table:table-cell table:style-name="ce32" table:formula="of:=VLOOKUP([.$E43];[.$E$4:.$I$18];5;0 )" office:value-type="float" office:value="45.95" calcext:value-type="float">
            <text:p>45.95</text:p>
          </table:table-cell>
          <table:table-cell table:style-name="ce31" table:formula="of:=+[.O43]*[.P43]" office:value-type="float" office:value="1.730976" calcext:value-type="float">
            <text:p>1.73</text:p>
          </table:table-cell>
          <table:table-cell table:style-name="ce31" table:formula="of:=+[.Q43]*[.O43]" office:value-type="float" office:value="9.07972" calcext:value-type="float">
            <text:p>9.08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9" office:value-type="string" calcext:value-type="string">
            <text:p>hf_roh</text:p>
          </table:table-cell>
          <table:table-cell table:style-name="ce20" table:formula="of:=VLOOKUP([.$E44];[.$E$4:.$I$20];2;0 )" office:value-type="string" office:string-value="Hartfaserplatte roh 3mm" calcext:value-type="string">
            <text:p>Hartfaserplatte roh 3mm</text:p>
          </table:table-cell>
          <table:table-cell table:style-name="ce20" table:formula="of:=VLOOKUP([.$E44];[.$E$4:.$I$18];3;0 )" office:value-type="float" office:value="3" calcext:value-type="float">
            <text:p>3</text:p>
          </table:table-cell>
          <table:table-cell table:style-name="ce6" table:formula="of:=VLOOKUP([.$E44];[.$E$4:.$I$18];4; 0)" office:value-type="float" office:value="1.67" calcext:value-type="float">
            <text:p>1.67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4]*[.J44]*1 +[.I44]*1*[.K44] +1*[.J44]*[.K44] )/1000/1000*[.C44]" office:value-type="float" office:value="0.13832" calcext:value-type="float">
            <text:p>0.14</text:p>
          </table:table-cell>
          <table:table-cell table:style-name="ce32" table:formula="of:=VLOOKUP([.$E44];[.$E$4:.$I$18];4; 0)" office:value-type="float" office:value="1.67" calcext:value-type="float">
            <text:p>1.67</text:p>
          </table:table-cell>
          <table:table-cell table:style-name="ce32" table:formula="of:=VLOOKUP([.$E44];[.$E$4:.$I$18];5;0 )" office:value-type="float" office:value="7.95" calcext:value-type="float">
            <text:p>7.95</text:p>
          </table:table-cell>
          <table:table-cell table:style-name="ce31" table:formula="of:=+[.O44]*[.P44]" office:value-type="float" office:value="0.2309944" calcext:value-type="float">
            <text:p>0.23</text:p>
          </table:table-cell>
          <table:table-cell table:style-name="ce31" table:formula="of:=+[.Q44]*[.O44]" office:value-type="float" office:value="1.099644" calcext:value-type="float">
            <text:p>1.10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8" office:value-type="string" calcext:value-type="string">
            <text:p>3-227-666</text:p>
          </table:table-cell>
          <table:table-cell table:style-name="ce20" table:formula="of:=VLOOKUP([.$E45];[.$E$4:.$I$20];2;0 )" office:value-type="string" office:string-value="Acrylglas eben glattgrau 3 mm" calcext:value-type="string">
            <text:p>Acrylglas eben glattgrau 3 mm</text:p>
          </table:table-cell>
          <table:table-cell table:style-name="ce20" office:value-type="float" office:value="3" calcext:value-type="float">
            <text:p>3</text:p>
          </table:table-cell>
          <table:table-cell table:style-name="ce6" table:formula="of:=VLOOKUP([.$E45];[.$E$4:.$I$18];4; 0)" office:value-type="float" office:value="1.2" calcext:value-type="float">
            <text:p>1.2</text:p>
          </table:table-cell>
          <table:table-cell table:number-columns-repeated="2" table:style-name="ce6" office:value-type="float" office:value="500" calcext:value-type="float">
            <text:p>50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5]*[.J45]*1 +[.I45]*1*[.K45] +1*[.J45]*[.K45] )/1000/1000*[.C45]" office:value-type="float" office:value="0.25" calcext:value-type="float">
            <text:p>0.25</text:p>
          </table:table-cell>
          <table:table-cell table:style-name="ce32" table:formula="of:=VLOOKUP([.$E45];[.$E$4:.$I$18];4; 0)" office:value-type="float" office:value="1.2" calcext:value-type="float">
            <text:p>1.2</text:p>
          </table:table-cell>
          <table:table-cell table:style-name="ce32" table:formula="of:=VLOOKUP([.$E45];[.$E$4:.$I$18];5;0 )" office:value-type="float" office:value="63.2" calcext:value-type="float">
            <text:p>63.2</text:p>
          </table:table-cell>
          <table:table-cell table:style-name="ce31" table:formula="of:=+[.O45]*[.P45]" office:value-type="float" office:value="0.3" calcext:value-type="float">
            <text:p>0.30</text:p>
          </table:table-cell>
          <table:table-cell table:style-name="ce31" table:formula="of:=+[.Q45]*[.O45]" office:value-type="float" office:value="15.8" calcext:value-type="float">
            <text:p>15.80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OOP</text:p>
          </table:table-cell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40:.R47])" office:value-type="float" office:value="13.2745364" calcext:value-type="float">
            <text:p>13.27</text:p>
          </table:table-cell>
          <table:table-cell table:style-name="ce33" table:formula="of:=+SUM([.S40:.S47])" office:value-type="float" office:value="49.3222315" calcext:value-type="float">
            <text:p>49.32</text:p>
          </table:table-cell>
          <table:table-cell/>
        </table:table-row>
        <table:table-row table:style-name="ro4" table:number-rows-repeated="4">
          <table:table-cell table:number-columns-repeated="22"/>
        </table:table-row>
        <table:table-row table:style-name="ro6">
          <table:table-cell table:style-name="ce1"/>
          <table:table-cell table:style-name="ce36" office:value-type="string" calcext:value-type="string">
            <text:p>8000_ASM_Frame</text:p>
          </table:table-cell>
          <table:table-cell table:style-name="ce1" table:number-columns-repeated="3"/>
          <table:table-cell table:style-name="ce36" office:value-type="string" calcext:value-type="string">
            <text:p>OLI 2</text:p>
          </table:table-cell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table:number-columns-repeated="2"/>
          <table:table-cell table:style-name="ce1" office:value-type="string" calcext:value-type="string">
            <text:p>LAST ORDER</text:p>
          </table:table-cell>
          <table:table-cell table:style-name="ce1" table:number-columns-repeated="5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53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53];[.$E$4:.$I$18];3;0 )" office:value-type="float" office:value="12" calcext:value-type="float">
            <text:p>12</text:p>
          </table:table-cell>
          <table:table-cell table:style-name="ce6" table:formula="of:=VLOOKUP([.$E53];[.$E$4:.$I$18];4; 0)" office:value-type="float" office:value="8.45" calcext:value-type="float">
            <text:p>8.45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  <table:table-cell table:style-name="ce24" office:value-type="string" calcext:value-type="string">
            <text:p>POS 3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53]*[.J53]*1 +[.I53]*1*[.K53] +1*[.J53]*[.K53] )/1000/1000*[.C53]" office:value-type="float" office:value="0.07" calcext:value-type="float">
            <text:p>0.07</text:p>
          </table:table-cell>
          <table:table-cell table:style-name="ce32" table:formula="of:=VLOOKUP([.$E53];[.$E$4:.$I$18];4; 0)" office:value-type="float" office:value="8.45" calcext:value-type="float">
            <text:p>8.45</text:p>
          </table:table-cell>
          <table:table-cell table:style-name="ce32" table:formula="of:=VLOOKUP([.$E53];[.$E$4:.$I$18];5;0 )" office:value-type="float" office:value="19.95" calcext:value-type="float">
            <text:p>19.95</text:p>
          </table:table-cell>
          <table:table-cell table:style-name="ce31" table:formula="of:=+[.O53]*[.P53]" office:value-type="float" office:value="0.5915" calcext:value-type="float">
            <text:p>0.59</text:p>
          </table:table-cell>
          <table:table-cell table:style-name="ce31" table:formula="of:=+[.Q53]*[.O53]" office:value-type="float" office:value="1.3965" calcext:value-type="float">
            <text:p>1.4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54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54];[.$E$4:.$I$18];3;0 )" office:value-type="float" office:value="12" calcext:value-type="float">
            <text:p>12</text:p>
          </table:table-cell>
          <table:table-cell table:style-name="ce6" table:formula="of:=VLOOKUP([.$E54];[.$E$4:.$I$18];4; 0)" office:value-type="float" office:value="8.45" calcext:value-type="float">
            <text:p>8.45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  <table:table-cell table:style-name="ce24" office:value-type="string" calcext:value-type="string">
            <text:p>POS 5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54]*[.J54]*1 +[.I54]*1*[.K54] +1*[.J54]*[.K54] )/1000/1000*[.C54]" office:value-type="float" office:value="0.0448" calcext:value-type="float">
            <text:p>0.04</text:p>
          </table:table-cell>
          <table:table-cell table:style-name="ce32" table:formula="of:=VLOOKUP([.$E54];[.$E$4:.$I$18];4; 0)" office:value-type="float" office:value="8.45" calcext:value-type="float">
            <text:p>8.45</text:p>
          </table:table-cell>
          <table:table-cell table:style-name="ce32" table:formula="of:=VLOOKUP([.$E54];[.$E$4:.$I$18];5;0 )" office:value-type="float" office:value="19.95" calcext:value-type="float">
            <text:p>19.95</text:p>
          </table:table-cell>
          <table:table-cell table:style-name="ce31" table:formula="of:=+[.O54]*[.P54]" office:value-type="float" office:value="0.37856" calcext:value-type="float">
            <text:p>0.38</text:p>
          </table:table-cell>
          <table:table-cell table:style-name="ce31" table:formula="of:=+[.Q54]*[.O54]" office:value-type="float" office:value="0.89376" calcext:value-type="float">
            <text:p>0.89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55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55];[.$E$4:.$I$18];3;0 )" office:value-type="float" office:value="12" calcext:value-type="float">
            <text:p>12</text:p>
          </table:table-cell>
          <table:table-cell table:style-name="ce6" table:formula="of:=VLOOKUP([.$E55];[.$E$4:.$I$18];4; 0)" office:value-type="float" office:value="8.45" calcext:value-type="float">
            <text:p>8.45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  <table:table-cell table:style-name="ce24" office:value-type="string" calcext:value-type="string">
            <text:p>POS 2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55]*[.J55]*1 +[.I55]*1*[.K55] +1*[.J55]*[.K55] )/1000/1000*[.C55]" office:value-type="float" office:value="0.136" calcext:value-type="float">
            <text:p>0.14</text:p>
          </table:table-cell>
          <table:table-cell table:style-name="ce32" table:formula="of:=VLOOKUP([.$E55];[.$E$4:.$I$18];4; 0)" office:value-type="float" office:value="8.45" calcext:value-type="float">
            <text:p>8.45</text:p>
          </table:table-cell>
          <table:table-cell table:style-name="ce32" table:formula="of:=VLOOKUP([.$E55];[.$E$4:.$I$18];5;0 )" office:value-type="float" office:value="19.95" calcext:value-type="float">
            <text:p>19.95</text:p>
          </table:table-cell>
          <table:table-cell table:style-name="ce31" table:formula="of:=+[.O55]*[.P55]" office:value-type="float" office:value="1.1492" calcext:value-type="float">
            <text:p>1.15</text:p>
          </table:table-cell>
          <table:table-cell table:style-name="ce31" table:formula="of:=+[.Q55]*[.O55]" office:value-type="float" office:value="2.7132" calcext:value-type="float">
            <text:p>2.71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56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56];[.$E$4:.$I$18];3;0 )" office:value-type="float" office:value="12" calcext:value-type="float">
            <text:p>12</text:p>
          </table:table-cell>
          <table:table-cell table:style-name="ce6" table:formula="of:=VLOOKUP([.$E56];[.$E$4:.$I$18];4; 0)" office:value-type="float" office:value="8.45" calcext:value-type="float">
            <text:p>8.45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56]*[.J56]*1 +[.I56]*1*[.K56] +1*[.J56]*[.K56] )/1000/1000*[.C56]" office:value-type="float" office:value="0.0272" calcext:value-type="float">
            <text:p>0.03</text:p>
          </table:table-cell>
          <table:table-cell table:style-name="ce32" table:formula="of:=VLOOKUP([.$E56];[.$E$4:.$I$18];4; 0)" office:value-type="float" office:value="8.45" calcext:value-type="float">
            <text:p>8.45</text:p>
          </table:table-cell>
          <table:table-cell table:style-name="ce32" table:formula="of:=VLOOKUP([.$E56];[.$E$4:.$I$18];5;0 )" office:value-type="float" office:value="19.95" calcext:value-type="float">
            <text:p>19.95</text:p>
          </table:table-cell>
          <table:table-cell table:style-name="ce31" table:formula="of:=+[.O56]*[.P56]" office:value-type="float" office:value="0.22984" calcext:value-type="float">
            <text:p>0.23</text:p>
          </table:table-cell>
          <table:table-cell table:style-name="ce31" table:formula="of:=+[.Q56]*[.O56]" office:value-type="float" office:value="0.54264" calcext:value-type="float">
            <text:p>0.5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4" table:number-columns-repeated="8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5"/>
          <table:table-cell table:style-name="ce26" office:value-type="string" calcext:value-type="string">
            <text:p>Last Recieved</text:p>
          </table:table-cell>
          <table:table-cell table:style-name="ce29" office:value-type="date" office:date-value="2020-01-21" calcext:value-type="date">
            <text:p>2020-01-21</text:p>
          </table:table-cell>
          <table:table-cell table:style-name="ce24" table:number-columns-repeated="5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5"/>
          <table:table-cell table:style-name="ce25" office:value-type="string" calcext:value-type="string">
            <text:p>Last correction</text:p>
          </table:table-cell>
          <table:table-cell table:style-name="ce30" office:value-type="date" office:date-value="2022-01-22" calcext:value-type="date">
            <text:p>2022-01-22</text:p>
          </table:table-cell>
          <table:table-cell table:style-name="ce24" table:number-columns-repeated="5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53:.R58])" office:value-type="float" office:value="2.3491" calcext:value-type="float">
            <text:p>2.35</text:p>
          </table:table-cell>
          <table:table-cell table:style-name="ce33" table:formula="of:=+SUM([.S53:.S58])" office:value-type="float" office:value="5.5461" calcext:value-type="float">
            <text:p>5.55</text:p>
          </table:table-cell>
          <table:table-cell/>
        </table:table-row>
        <table:table-row table:style-name="ro4" table:number-rows-repeated="4">
          <table:table-cell table:number-columns-repeated="22"/>
        </table:table-row>
        <table:table-row table:style-name="ro7">
          <table:table-cell table:style-name="ce1"/>
          <table:table-cell table:style-name="ce5" office:value-type="string" calcext:value-type="string" table:number-columns-spanned="5" table:number-rows-spanned="1">
            <text:p>500_ASM_Pedistil <text:s/>OLI II</text:p>
          </table:table-cell>
          <table:covered-table-cell table:number-columns-repeated="4"/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table:number-columns-repeated="2"/>
          <table:table-cell table:style-name="ce1" office:value-type="string" calcext:value-type="string">
            <text:p>LAST 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4" office:value-type="string" calcext:value-type="string">
            <text:p>3-463-143</text:p>
          </table:table-cell>
          <table:table-cell table:style-name="ce20" table:formula="of:=VLOOKUP([.$E66];[.$E$4:.$I$18];2;0 )" office:value-type="string" office:string-value="Oecoplan Rohspan V20 16 mm" calcext:value-type="string">
            <text:p>Oecoplan Rohspan V20 16 mm</text:p>
          </table:table-cell>
          <table:table-cell table:style-name="ce20" table:formula="of:=VLOOKUP([.$E66];[.$E$4:.$I$18];3;0 )"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52" calcext:value-type="float">
            <text:p>452</text:p>
          </table:table-cell>
          <table:table-cell table:style-name="ce6"/>
          <table:table-cell table:style-name="ce6" office:value-type="float" office:value="370" calcext:value-type="float">
            <text:p>370</text:p>
          </table:table-cell>
          <table:table-cell table:style-name="ce24" office:value-type="string" calcext:value-type="string">
            <text:p>POS 7</text:p>
          </table:table-cell>
          <table:table-cell table:style-name="ce24" office:value-type="string" calcext:value-type="string">
            <text:p>Floor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66]*[.J66]*1 +[.I66]*1*[.K66] +1*[.J66]*[.K66] )/1000/1000*[.C66]" office:value-type="float" office:value="0.33448" calcext:value-type="float">
            <text:p>0.33</text:p>
          </table:table-cell>
          <table:table-cell table:style-name="ce32" table:formula="of:=VLOOKUP([.$E66];[.$E$4:.$I$18];4; 0)" office:value-type="float" office:value="10.4" calcext:value-type="float">
            <text:p>10.4</text:p>
          </table:table-cell>
          <table:table-cell table:style-name="ce32" table:formula="of:=VLOOKUP([.$E66];[.$E$4:.$I$18];5;0 )" office:value-type="float" office:value="12.25" calcext:value-type="float">
            <text:p>12.25</text:p>
          </table:table-cell>
          <table:table-cell table:style-name="ce31" table:formula="of:=+[.O66]*[.P66]" office:value-type="float" office:value="3.478592" calcext:value-type="float">
            <text:p>3.48</text:p>
          </table:table-cell>
          <table:table-cell table:style-name="ce31" table:formula="of:=+[.Q66]*[.O66]" office:value-type="float" office:value="4.09738" calcext:value-type="float">
            <text:p>4.1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9" office:value-type="string" calcext:value-type="string">
            <text:p>hf_roh_5</text:p>
          </table:table-cell>
          <table:table-cell table:style-name="ce20" table:formula="of:=VLOOKUP([.$E67];[.$E$4:.$I$18];2;0 )" office:value-type="string" office:string-value="Hartfaserplatte roh 5mm" calcext:value-type="string">
            <text:p>Hartfaserplatte roh 5mm</text:p>
          </table:table-cell>
          <table:table-cell table:style-name="ce20" table:formula="of:=VLOOKUP([.$E67];[.$E$4:.$I$18];3;0 )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52" calcext:value-type="float">
            <text:p>452</text:p>
          </table:table-cell>
          <table:table-cell table:style-name="ce6"/>
          <table:table-cell table:style-name="ce6" office:value-type="float" office:value="370" calcext:value-type="float">
            <text:p>370</text:p>
          </table:table-cell>
          <table:table-cell table:style-name="ce24" office:value-type="string" calcext:value-type="string">
            <text:p>POS 8</text:p>
          </table:table-cell>
          <table:table-cell table:style-name="ce24" office:value-type="string" calcext:value-type="string">
            <text:p>Floor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67]*[.J67]*1 +[.I67]*1*[.K67] +1*[.J67]*[.K67] )/1000/1000*[.C67]" office:value-type="float" office:value="0.33448" calcext:value-type="float">
            <text:p>0.33</text:p>
          </table:table-cell>
          <table:table-cell table:style-name="ce32" table:formula="of:=VLOOKUP([.$E67];[.$E$4:.$I$18];4; 0)" office:value-type="float" office:value="4.5" calcext:value-type="float">
            <text:p>4.5</text:p>
          </table:table-cell>
          <table:table-cell table:style-name="ce32" table:formula="of:=VLOOKUP([.$E67];[.$E$4:.$I$18];5;0 )" office:value-type="float" office:value="9.95" calcext:value-type="float">
            <text:p>9.95</text:p>
          </table:table-cell>
          <table:table-cell table:style-name="ce31" table:formula="of:=+[.O67]*[.P67]" office:value-type="float" office:value="1.50516" calcext:value-type="float">
            <text:p>1.51</text:p>
          </table:table-cell>
          <table:table-cell table:style-name="ce31" table:formula="of:=+[.Q67]*[.O67]" office:value-type="float" office:value="3.328076" calcext:value-type="float">
            <text:p>3.33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1" office:value-type="string" calcext:value-type="string">
            <text:p>3-463-543</text:p>
          </table:table-cell>
          <table:table-cell table:style-name="ce20" table:formula="of:=VLOOKUP([.$E68];[.$E$4:.$I$18];2;0 )" office:value-type="string" office:string-value="Oecoplan Span schwartz 19 mm " calcext:value-type="string">
            <text:p>Oecoplan Span schwartz 19 mm </text:p>
          </table:table-cell>
          <table:table-cell table:style-name="ce20" table:formula="of:=VLOOKUP([.$E68];[.$E$4:.$I$18];3;0 )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15" calcext:value-type="float">
            <text:p>415</text:p>
          </table:table-cell>
          <table:table-cell table:style-name="ce6"/>
          <table:table-cell table:style-name="ce24" office:value-type="string" calcext:value-type="string">
            <text:p>POS 4</text:p>
          </table:table-cell>
          <table:table-cell table:style-name="ce24" office:value-type="string" calcext:value-type="string">
            <text:p>Side Wall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68]*[.J68]*1 +[.I68]*1*[.K68] +1*[.J68]*[.K68] )/1000/1000*[.C68]" office:value-type="float" office:value="0.415" calcext:value-type="float">
            <text:p>0.42</text:p>
          </table:table-cell>
          <table:table-cell table:style-name="ce32" table:formula="of:=VLOOKUP([.$E68];[.$E$4:.$I$18];4; 0)" office:value-type="float" office:value="12.6" calcext:value-type="float">
            <text:p>12.6</text:p>
          </table:table-cell>
          <table:table-cell table:style-name="ce32" table:formula="of:=VLOOKUP([.$E68];[.$E$4:.$I$18];5;0 )" office:value-type="float" office:value="29.95" calcext:value-type="float">
            <text:p>29.95</text:p>
          </table:table-cell>
          <table:table-cell table:style-name="ce31" table:formula="of:=+[.O68]*[.P68]" office:value-type="float" office:value="5.229" calcext:value-type="float">
            <text:p>5.23</text:p>
          </table:table-cell>
          <table:table-cell table:style-name="ce31" table:formula="of:=+[.Q68]*[.O68]" office:value-type="float" office:value="12.42925" calcext:value-type="float">
            <text:p>12.43</text:p>
          </table:table-cell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3"/>
          <table:table-cell table:style-name="ce20"/>
          <table:table-cell table:style-name="ce6" table:number-columns-repeated="5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3" office:value-type="string" calcext:value-type="string">
            <text:p>3-463-249</text:p>
          </table:table-cell>
          <table:table-cell table:style-name="ce20" table:formula="of:=VLOOKUP([.$E70];[.$E$4:.$I$18];2;0 )" office:value-type="string" office:string-value="Oecoplan Span perlweiss 8 mm" calcext:value-type="string">
            <text:p>Oecoplan Span perlweiss 8 mm</text:p>
          </table:table-cell>
          <table:table-cell table:style-name="ce20" table:formula="of:=VLOOKUP([.$E70];[.$E$4:.$I$18];3;0 )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  <table:table-cell table:style-name="ce24" office:value-type="string" calcext:value-type="string">
            <text:p>POS 11</text:p>
          </table:table-cell>
          <table:table-cell table:style-name="ce24" office:value-type="string" calcext:value-type="string">
            <text:p>Front Flap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70]*[.J70]*1 +[.I70]*1*[.K70] +1*[.J70]*[.K70] )/1000/1000*[.C70]" office:value-type="float" office:value="0.10752" calcext:value-type="float">
            <text:p>0.11</text:p>
          </table:table-cell>
          <table:table-cell table:style-name="ce32" table:formula="of:=VLOOKUP([.$E70];[.$E$4:.$I$18];4; 0)" office:value-type="float" office:value="5.92" calcext:value-type="float">
            <text:p>5.92</text:p>
          </table:table-cell>
          <table:table-cell table:style-name="ce32" table:formula="of:=VLOOKUP([.$E70];[.$E$4:.$I$18];5;0 )" office:value-type="float" office:value="13.45" calcext:value-type="float">
            <text:p>13.45</text:p>
          </table:table-cell>
          <table:table-cell table:style-name="ce31" table:formula="of:=+[.O70]*[.P70]" office:value-type="float" office:value="0.6365184" calcext:value-type="float">
            <text:p>0.64</text:p>
          </table:table-cell>
          <table:table-cell table:style-name="ce31" table:formula="of:=+[.Q70]*[.O70]" office:value-type="float" office:value="1.446144" calcext:value-type="float">
            <text:p>1.45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3" office:value-type="string" calcext:value-type="string">
            <text:p>3-463-249</text:p>
          </table:table-cell>
          <table:table-cell table:style-name="ce20" table:formula="of:=VLOOKUP([.$E71];[.$E$4:.$I$18];2;0 )" office:value-type="string" office:string-value="Oecoplan Span perlweiss 8 mm" calcext:value-type="string">
            <text:p>Oecoplan Span perlweiss 8 mm</text:p>
          </table:table-cell>
          <table:table-cell table:style-name="ce20" table:formula="of:=VLOOKUP([.$E71];[.$E$4:.$I$18];3;0 )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 office:value-type="string" calcext:value-type="string">
            <text:p>Back for Shelve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71]*[.J71]*1 +[.I71]*1*[.K71] +1*[.J71]*[.K71] )/1000/1000*[.C71]" office:value-type="float" office:value="0.1356" calcext:value-type="float">
            <text:p>0.14</text:p>
          </table:table-cell>
          <table:table-cell table:style-name="ce32" table:formula="of:=VLOOKUP([.$E71];[.$E$4:.$I$18];4; 0)" office:value-type="float" office:value="5.92" calcext:value-type="float">
            <text:p>5.92</text:p>
          </table:table-cell>
          <table:table-cell table:style-name="ce32" table:formula="of:=VLOOKUP([.$E71];[.$E$4:.$I$18];5;0 )" office:value-type="float" office:value="13.45" calcext:value-type="float">
            <text:p>13.45</text:p>
          </table:table-cell>
          <table:table-cell table:style-name="ce31" table:formula="of:=+[.O71]*[.P71]" office:value-type="float" office:value="0.802752" calcext:value-type="float">
            <text:p>0.80</text:p>
          </table:table-cell>
          <table:table-cell table:style-name="ce31" table:formula="of:=+[.Q71]*[.O71]" office:value-type="float" office:value="1.82382" calcext:value-type="float">
            <text:p>1.82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3" office:value-type="string" calcext:value-type="string">
            <text:p>3-463-249</text:p>
          </table:table-cell>
          <table:table-cell table:style-name="ce20" table:formula="of:=VLOOKUP([.$E72];[.$E$4:.$I$18];2;0 )" office:value-type="string" office:string-value="Oecoplan Span perlweiss 8 mm" calcext:value-type="string">
            <text:p>Oecoplan Span perlweiss 8 mm</text:p>
          </table:table-cell>
          <table:table-cell table:style-name="ce20" table:formula="of:=VLOOKUP([.$E72];[.$E$4:.$I$18];3;0 )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300" calcext:value-type="float">
            <text:p>300</text:p>
          </table:table-cell>
          <table:table-cell table:style-name="ce6"/>
          <table:table-cell table:style-name="ce24" office:value-type="string" calcext:value-type="string">
            <text:p>POS 10</text:p>
          </table:table-cell>
          <table:table-cell table:style-name="ce24" office:value-type="string" calcext:value-type="string">
            <text:p>Back for Shelve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72]*[.J72]*1 +[.I72]*1*[.K72] +1*[.J72]*[.K72] )/1000/1000*[.C72]" office:value-type="float" office:value="0.1356" calcext:value-type="float">
            <text:p>0.14</text:p>
          </table:table-cell>
          <table:table-cell table:style-name="ce32" table:formula="of:=VLOOKUP([.$E72];[.$E$4:.$I$18];4; 0)" office:value-type="float" office:value="5.92" calcext:value-type="float">
            <text:p>5.92</text:p>
          </table:table-cell>
          <table:table-cell table:style-name="ce32" table:formula="of:=VLOOKUP([.$E72];[.$E$4:.$I$18];5;0 )" office:value-type="float" office:value="13.45" calcext:value-type="float">
            <text:p>13.45</text:p>
          </table:table-cell>
          <table:table-cell table:style-name="ce31" table:formula="of:=+[.O72]*[.P72]" office:value-type="float" office:value="0.802752" calcext:value-type="float">
            <text:p>0.80</text:p>
          </table:table-cell>
          <table:table-cell table:style-name="ce31" table:formula="of:=+[.Q72]*[.O72]" office:value-type="float" office:value="1.82382" calcext:value-type="float">
            <text:p>1.82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73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73];[.$E$4:.$I$18];3;0 )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0" calcext:value-type="float">
            <text:p>130</text:p>
          </table:table-cell>
          <table:table-cell table:style-name="ce6"/>
          <table:table-cell table:style-name="ce24" office:value-type="string" calcext:value-type="string">
            <text:p>POS 9</text:p>
          </table:table-cell>
          <table:table-cell table:style-name="ce24" office:value-type="string" calcext:value-type="string">
            <text:p>Triangle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73]*[.J73]*1 +[.I73]*1*[.K73] +1*[.J73]*[.K73] )/1000/1000*[.C73]" office:value-type="float" office:value="0.052" calcext:value-type="float">
            <text:p>0.05</text:p>
          </table:table-cell>
          <table:table-cell table:style-name="ce32" table:formula="of:=VLOOKUP([.$E73];[.$E$4:.$I$18];4; 0)" office:value-type="float" office:value="8.76" calcext:value-type="float">
            <text:p>8.76</text:p>
          </table:table-cell>
          <table:table-cell table:style-name="ce32" table:formula="of:=VLOOKUP([.$E73];[.$E$4:.$I$18];5;0 )" office:value-type="float" office:value="45.95" calcext:value-type="float">
            <text:p>45.95</text:p>
          </table:table-cell>
          <table:table-cell table:style-name="ce31" table:formula="of:=+[.O73]*[.P73]" office:value-type="float" office:value="0.45552" calcext:value-type="float">
            <text:p>0.46</text:p>
          </table:table-cell>
          <table:table-cell table:style-name="ce31" table:formula="of:=+[.Q73]*[.O73]" office:value-type="float" office:value="2.3894" calcext:value-type="float">
            <text:p>2.39</text:p>
          </table:table-cell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/>
          <table:table-cell table:style-name="ce26" office:value-type="string" calcext:value-type="string">
            <text:p>Last Recieved</text:p>
          </table:table-cell>
          <table:table-cell table:style-name="ce29" office:value-type="date" office:date-value="2020-01-21" calcext:value-type="date">
            <text:p>2020-01-21</text:p>
          </table:table-cell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/>
          <table:table-cell table:style-name="ce25" office:value-type="string" calcext:value-type="string">
            <text:p>Last correction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66:.R71])" office:value-type="float" office:value="11.6520224" calcext:value-type="float">
            <text:p>11.65</text:p>
          </table:table-cell>
          <table:table-cell table:style-name="ce33" table:formula="of:=+SUM([.S66:.S76])" office:value-type="float" office:value="27.33789" calcext:value-type="float">
            <text:p>27.34</text:p>
          </table:table-cell>
          <table:table-cell/>
        </table:table-row>
        <table:table-row table:style-name="ro4">
          <table:table-cell table:number-columns-repeated="22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2" table:number-columns-repeated="14"/>
          <table:table-cell table:style-name="ce34" table:formula="of:=+SUM([.U22:.U78])" office:value-type="float" office:value="94.6928619" calcext:value-type="float">
            <text:p>94.69</text:p>
          </table:table-cell>
          <table:table-cell/>
        </table:table-row>
        <table:table-row table:style-name="ro4" table:number-rows-repeated="104849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.00.0000</text:date>, <text:time style:data-style-name="N2" text:time-value="17:19:32.349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2-07-27T17:21:31.175000000</dc:date>
    <meta:editing-duration>PT13H38M9S</meta:editing-duration>
    <meta:editing-cycles>66</meta:editing-cycles>
    <meta:generator>LibreOffice/7.2.0.4$Windows_X86_64 LibreOffice_project/9a9c6381e3f7a62afc1329bd359cc48accb6435b</meta:generator>
    <meta:print-date>2019-11-15T15:26:54.276000000</meta:print-date>
    <meta:document-statistic meta:table-count="1" meta:cell-count="609" meta:object-count="0"/>
  </office:meta>
</office:document-meta>
</file>